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9335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4.5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 Analysis Logistics Example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style-name="ce3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Variant 1: </text:p>
          </table:table-cell>
          <table:table-cell table:style-name="ce3" office:value-type="string" calcext:value-type="string">
            <text:p>carton board with kraft paper, lorry delivery and rerouting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Variant 2: </text:p>
          </table:table-cell>
          <table:table-cell table:style-name="ce3" office:value-type="string" calcext:value-type="string">
            <text:p>carton board with kraft paper, bike delivery and rerouting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Variant 3:</text:p>
          </table:table-cell>
          <table:table-cell table:style-name="ce3" office:value-type="string" calcext:value-type="string">
            <text:p>carton board and kraft paper, bike delivery and rerouting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Variant 4:</text:p>
          </table:table-cell>
          <table:table-cell table:style-name="ce3" office:value-type="string" calcext:value-type="string">
            <text:p>currogated box, kraft paper, bike delivery and rerouting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scenario a: variant 1 with reduced rerouting probability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race Cost: </text:p>
          </table:table-cell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ctivity Costs: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received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Ship product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delivered sucessfully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 text:c="4"/>Deliver to Do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Return produc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Re-route to Packst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Package produc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Product returned - 0.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 text:c="4"/>Deliver to Packst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Print and post pick-up receip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cenario b: <text:span text:style-name="T1">variant 1 to variant 2: replace all lorry deliveries with bike deliveries</text:span>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race Cost: 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ctivity Costs: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received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Ship product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delivered sucessfully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 text:c="4"/>Deliver to Door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<text:s text:c="4"/>Return produc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Re-route to Packstation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<text:s text:c="4"/>Package product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oduct returned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 text:c="4"/>Deliver to Packstation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<text:s text:c="4"/>Print and post pick-up receipt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scenario c: <text:span text:style-name="T1">change packaging material to lower impact (variant 3 to 4), but increase return probability from 10 to 25 percent </text:span></text:p>
          </table:table-cell>
          <table:table-cell table:style-name="Default" table:number-columns-repeated="2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race Cost: 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ctivity Costs: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Product received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Ship product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oduct delivered sucessfully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 text:c="4"/>Deliver to Door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Return product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Re-route to Packstation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ackage product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oduct returned</text:p>
          </table:table-cell>
          <table:table-cell table:style-name="Default" table:number-columns-repeated="2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Deliver to Packstation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 text:c="4"/>Print and post pick-up receipt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5:00:57.891959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4:56:47.391354161</meta:creation-date>
    <dc:date>2022-06-01T15:48:43.502419177</dc:date>
    <meta:editing-duration>PT2H42M25S</meta:editing-duration>
    <meta:editing-cycles>32</meta:editing-cycles>
    <meta:generator>LibreOffice/6.4.7.2$Linux_X86_64 LibreOffice_project/40$Build-2</meta:generator>
    <meta:document-statistic meta:table-count="1" meta:cell-count="60" meta:object-count="0"/>
  </office:meta>
</office:document-meta>
</file>